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office:value-type="float" office:value="7" table:style-name="ce3">
            <text:p>7</text:p>
          </table:table-cell>
          <table:table-cell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office:value-type="float" office:value="9" table:style-name="ce3">
            <text:p>9</text:p>
          </table:table-cell>
          <table:table-cell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office:value-type="string" table:style-name="ce3">
            <text:p>B</text:p>
          </table:table-cell>
          <table:table-cell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office:value-type="string" table:style-name="ce3">
            <text:p>C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office:value-type="string" table:style-name="ce3">
            <text:p>D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z</text:p>
          </table:table-cell>
          <table:table-cell office:value-type="string" table:style-name="ce3">
            <text:p>push zero</text:p>
          </table:table-cell>
          <table:table-cell office:value-type="string" table:style-name="ce3">
            <text:p>E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o</text:p>
          </table:table-cell>
          <table:table-cell office:value-type="string" table:style-name="ce3">
            <text:p>push one</text:p>
          </table:table-cell>
          <table:table-cell office:value-type="string" table:style-name="ce3">
            <text:p>F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office:value-type="float" office:value="11" table:style-name="ce3">
            <text:p>11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office:value-type="float" office:value="13" table:style-name="ce3">
            <text:p>13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office:value-type="float" office:value="14" table:style-name="ce3">
            <text:p>14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office:value-type="float" office:value="15" table:style-name="ce3">
            <text:p>15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office:value-type="float" office:value="18" table:style-name="ce3">
            <text:p>18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office:value-type="float" office:value="19" table:style-name="ce3">
            <text:p>19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office:value-type="string" table:style-name="ce3">
            <text:p>1A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office:value-type="string" table:style-name="ce3">
            <text:p>1B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office:value-type="string" table:style-name="ce3">
            <text:p>1C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office:value-type="string" table:style-name="ce3">
            <text:p>1D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45" table:style-name="ro2">
          <table:table-cell table:number-columns-repeated="16384"/>
        </table:table-row>
      </table:table>
      <table:database-ranges>
        <table:database-range table:target-range-address="Sheet1.A7:Sheet1.G7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08T12:43:40Z</dc:date>
    <meta:editing-duration>PT0S</meta:editing-duration>
  </office:meta>
</office:document-meta>
</file>